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375" officeooo:paragraph-rsid="0001a375"/>
    </style:style>
    <style:style style:name="P2" style:family="paragraph" style:parent-style-name="Standard">
      <style:paragraph-properties fo:text-align="center" style:justify-single-word="false"/>
      <style:text-properties fo:font-size="15pt" officeooo:rsid="0001a375" officeooo:paragraph-rsid="0001a375" style:font-size-asian="15pt" style:font-size-complex="15pt"/>
    </style:style>
    <style:style style:name="P3" style:family="paragraph" style:parent-style-name="Standard" style:list-style-name="L1">
      <style:text-properties officeooo:rsid="0001a375" officeooo:paragraph-rsid="0001a375"/>
    </style:style>
    <style:style style:name="P4" style:family="paragraph" style:parent-style-name="Standard" style:list-style-name="L1">
      <style:text-properties officeooo:rsid="000209a8" officeooo:paragraph-rsid="000209a8"/>
    </style:style>
    <style:style style:name="P5" style:family="paragraph" style:parent-style-name="Standard">
      <style:text-properties officeooo:rsid="000209a8" officeooo:paragraph-rsid="000209a8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n-Commercial Bookkeeper</text:p>
      <text:p text:style-name="P2">Use Cases</text:p>
      <text:p text:style-name="P1"/>
      <text:list text:style-name="L1">
        <text:list-item>
          <text:p text:style-name="P3">Organization Info</text:p>
          <text:list>
            <text:list-item>
              <text:p text:style-name="P3"/>
            </text:list-item>
          </text:list>
        </text:list-item>
        <text:list-item>
          <text:p text:style-name="P4">Budget</text:p>
        </text:list-item>
        <text:list-item>
          <text:p text:style-name="P4">Monthly</text:p>
        </text:list-item>
        <text:list-item>
          <text:p text:style-name="P4">Fiscal Year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7:06:33.455038093</meta:creation-date>
    <dc:date>2025-05-09T17:15:35.637366275</dc:date>
    <meta:editing-duration>PT5M5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15" meta:character-count="92" meta:non-whitespace-character-count="78"/>
  </office:meta>
</office:document-meta>
</file>